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ggregatingSource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ingSource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ingSour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ingSource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ggregatingSource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ggregatingSource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ingSource.getLastModifi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ggregating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ingSource.getValidit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ggregatingSource.getDo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ggregatingSource.AggregatingSource( String uri , String [ ] uris ,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ggregatingSource.loadDom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ggregatingSourc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ingSource.getData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